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onsolas" svg:font-family="Consolas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GWTWidgets" style:family="table">
      <style:table-properties style:width="33.847cm" table:align="margins"/>
    </style:style>
    <style:style style:name="GWTWidgets.A" style:family="table-column">
      <style:table-column-properties style:column-width="3.907cm" style:rel-column-width="7566*"/>
    </style:style>
    <style:style style:name="GWTWidgets.B" style:family="table-column">
      <style:table-column-properties style:column-width="8.253cm" style:rel-column-width="15979*"/>
    </style:style>
    <style:style style:name="GWTWidgets.C" style:family="table-column">
      <style:table-column-properties style:column-width="5.782cm" style:rel-column-width="11194*"/>
    </style:style>
    <style:style style:name="GWTWidgets.D" style:family="table-column">
      <style:table-column-properties style:column-width="5.389cm" style:rel-column-width="10435*"/>
    </style:style>
    <style:style style:name="GWTWidgets.E" style:family="table-column">
      <style:table-column-properties style:column-width="5.419cm" style:rel-column-width="10490*"/>
    </style:style>
    <style:style style:name="GWTWidgets.F" style:family="table-column">
      <style:table-column-properties style:column-width="5.098cm" style:rel-column-width="9871*"/>
    </style:style>
    <style:style style:name="GWTWidge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WTWidgets.F1" style:family="table-cell">
      <style:table-cell-properties fo:padding="0.097cm" fo:border="0.002cm solid #000000"/>
    </style:style>
    <style:style style:name="GWTWidget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GWTWidgets.A3.1" style:family="table-column">
      <style:table-column-properties style:column-width="3.874cm" style:rel-column-width="7500*"/>
    </style:style>
    <style:style style:name="GWTWidgets.A3.2" style:family="table-column">
      <style:table-column-properties style:column-width="8.287cm" style:rel-column-width="16045*"/>
    </style:style>
    <style:style style:name="GWTWidgets.A3.1.1.1.1" style:family="table-cell">
      <style:table-cell-properties fo:padding="0.097cm" fo:border-left="0.002cm solid #000000" fo:border-right="none" fo:border-top="none" fo:border-bottom="0.002cm solid #000000"/>
    </style:style>
    <style:style style:name="GWTWidgets.A3.2" style:family="table-row">
      <style:table-row-properties style:min-row-height="1.39cm"/>
    </style:style>
    <style:style style:name="GWTWidgets.A3.1.2.1" style:family="table-row">
      <style:table-row-properties style:min-row-height="0.695cm"/>
    </style:style>
    <style:style style:name="GWTWidgets.A13.1" style:family="table-column">
      <style:table-column-properties style:column-width="3.907cm" style:rel-column-width="7565*"/>
    </style:style>
    <style:style style:name="GWTWidgets.A13.2" style:family="table-column">
      <style:table-column-properties style:column-width="8.253cm" style:rel-column-width="15980*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/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GWTWidgets" table:style-name="GWTWidgets">
        <table:table-column table:style-name="GWTWidgets.A"/>
        <table:table-column table:style-name="GWTWidgets.B"/>
        <table:table-column table:style-name="GWTWidgets.C"/>
        <table:table-column table:style-name="GWTWidgets.D"/>
        <table:table-column table:style-name="GWTWidgets.E"/>
        <table:table-column table:style-name="GWTWidgets.F"/>
        <table:table-row>
          <table:table-cell table:style-name="GWTWidgets.A1" office:value-type="string">
            <text:p text:style-name="P1">Class name</text:p>
          </table:table-cell>
          <table:table-cell table:style-name="GWTWidgets.A1" office:value-type="string">
            <text:p text:style-name="P1">Model</text:p>
          </table:table-cell>
          <table:table-cell table:style-name="GWTWidgets.A1" office:value-type="string">
            <text:p text:style-name="P1">GEF graphical EditPart</text:p>
          </table:table-cell>
          <table:table-cell table:style-name="GWTWidgets.A1" office:value-type="string">
            <text:p text:style-name="P1">GEF graphical</text:p>
            <text:p text:style-name="P1">LEP</text:p>
          </table:table-cell>
          <table:table-cell table:style-name="GWTWidgets.A1" office:value-type="string">
            <text:p text:style-name="P1">GEF tree EditPart</text:p>
          </table:table-cell>
          <table:table-cell table:style-name="GWTWidgets.F1" office:value-type="string">
            <text:p text:style-name="P1">GEF tree LEP</text:p>
          </table:table-cell>
        </table:table-row>
        <table:table-row>
          <table:table-cell table:style-name="GWTWidgets.A2" table:number-columns-spanned="6" office:value-type="string">
            <text:p text:style-name="P1">Simple widge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2">
            <table:table table:is-sub-table="true">
              <table:table-column table:style-name="GWTWidgets.A3.1"/>
              <table:table-column table:style-name="GWTWidgets.A3.2"/>
              <table:table-row>
                <table:table-cell>
                  <table:table table:is-sub-table="true">
                    <table:table-column table:style-name="GWTWidgets.A3.1"/>
                    <table:table-row>
                      <table:table-cell table:style-name="GWTWidgets.A3.1.1.1.1" office:value-type="string">
                        <text:p text:style-name="Table_20_Contents">Label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TextBox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Button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CheckBox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RadioButton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ListBox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PasswordTextBox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TextArea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RichTextArea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Hyperlink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HTML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Frame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NamedFrame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Hidden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Image</text:p>
                      </table:table-cell>
                    </table:table-row>
                    <table:table-row>
                      <table:table-cell table:style-name="GWTWidgets.A3.1.1.1.1" office:value-type="string">
                        <text:p text:style-name="Table_20_Contents">TabBar</text:p>
                      </table:table-cell>
                    </table:table-row>
                  </table:table>
                </table:table-cell>
                <table:table-cell table:style-name="GWTWidgets.A3.1.1.1.1" office:value-type="string">
                  <text:p text:style-name="Table_20_Contents">Widget_Info</text:p>
                  <text:p text:style-name="Table_20_Contents"/>
                  <text:p text:style-name="Table_20_Contents">One generic model is enough because we can configure all constructors, methods and properties using *.wbp-component.xml descriptions.</text:p>
                </table:table-cell>
              </table:table-row>
              <table:table-row table:style-name="GWTWidgets.A3.2">
                <table:table-cell>
                  <table:table table:is-sub-table="true">
                    <table:table-column table:style-name="GWTWidgets.A3.1"/>
                    <table:table-row table:style-name="GWTWidgets.A3.1.2.1">
                      <table:table-cell table:style-name="GWTWidgets.A3.1.1.1.1" office:value-type="string">
                        <text:p text:style-name="Table_20_Contents">PushButton</text:p>
                      </table:table-cell>
                    </table:table-row>
                    <table:table-row table:style-name="GWTWidgets.A3.1.2.1">
                      <table:table-cell table:style-name="GWTWidgets.A3.1.1.1.1" office:value-type="string">
                        <text:p text:style-name="Table_20_Contents">ToggleButton</text:p>
                      </table:table-cell>
                    </table:table-row>
                  </table:table>
                </table:table-cell>
                <table:table-cell table:style-name="GWTWidgets.A3.1.1.1.1" office:value-type="string">
                  <text:p text:style-name="Table_20_Contents">CustomButton_Info</text:p>
                  <text:p text:style-name="Table_20_Contents"/>
                  <text:p text:style-name="Table_20_Contents">Exposes Face's as properties.</text:p>
                </table:table-cell>
              </table:table-row>
            </table:table>
          </table:table-cell>
          <table:covered-table-cell/>
          <table:table-cell table:style-name="GWTWidgets.A3.1.1.1.1" office:value-type="string">
            <text:p text:style-name="Table_20_Contents">UIObject_EditPart</text:p>
          </table:table-cell>
          <table:table-cell table:style-name="GWTWidgets.A3.1.1.1.1" office:value-type="string">
            <text:p text:style-name="Table_20_Contents">No LEP </text:p>
          </table:table-cell>
          <table:table-cell table:style-name="GWTWidgets.A3.1.1.1.1" office:value-type="string">
            <text:p text:style-name="Table_20_Contents">UIObject_EditPart</text:p>
          </table:table-cell>
          <table:table-cell table:style-name="GWTWidgets.A2" office:value-type="string">
            <text:p text:style-name="Table_20_Contents">No LEP</text:p>
          </table:table-cell>
        </table:table-row>
        <table:table-row>
          <table:table-cell table:style-name="GWTWidgets.A3.1.1.1.1" office:value-type="string">
            <text:p text:style-name="Table_20_Contents">Tree</text:p>
          </table:table-cell>
          <table:table-cell table:style-name="GWTWidgets.A1" office:value-type="string">
            <text:p text:style-name="Table_20_Contents">Tree_Info</text:p>
            <text:p text:style-name="Table_20_Contents"/>
            <text:p text:style-name="Table_20_Contents">Standard CREATE/MOVE methods with «addItem()» association.</text:p>
          </table:table-cell>
          <table:table-cell table:style-name="GWTWidgets.A3.1.1.1.1" office:value-type="string">
            <text:p text:style-name="Table_20_Contents">No EP, we don't support Tree editing on design canvas.</text:p>
          </table:table-cell>
          <table:table-cell table:style-name="GWTWidgets.A3.1.1.1.1" office:value-type="string">
            <text:p text:style-name="Table_20_Contents">No LEP</text:p>
          </table:table-cell>
          <table:table-cell table:style-name="GWTWidgets.A3.1.1.1.1" office:value-type="string">
            <text:p text:style-name="Table_20_Contents">Tree_EditPart</text:p>
            <text:p text:style-name="Table_20_Contents"/>
            <text:p text:style-name="Table_20_Contents">Just to install LEP.</text:p>
          </table:table-cell>
          <table:table-cell table:style-name="GWTWidgets.A2" office:value-type="string">
            <text:p text:style-name="Table_20_Contents">Tree_LEP</text:p>
            <text:p text:style-name="Table_20_Contents"/>
            <text:p text:style-name="Table_20_Contents">Copy of standard flow LEP that accepts TreeItem's.</text:p>
          </table:table-cell>
        </table:table-row>
        <table:table-row>
          <table:table-cell table:style-name="GWTWidgets.A3.1.1.1.1" office:value-type="string">
            <text:p text:style-name="Table_20_Contents">TreeItem</text:p>
          </table:table-cell>
          <table:table-cell table:style-name="GWTWidgets.A3.1.1.1.1" office:value-type="string">
            <text:p text:style-name="Table_20_Contents">TreeItem_Info</text:p>
            <text:p text:style-name="Table_20_Contents"/>
            <text:p text:style-name="Table_20_Contents">1. Access to Widget used to create (optional);</text:p>
            <text:p text:style-name="Table_20_Contents">2. Access to children items;</text:p>
            <text:p text:style-name="Table_20_Contents">3. flipState() to expand/collapse;</text:p>
            <text:p text:style-name="Table_20_Contents">4. expand after CREATE/MOVE operations.</text:p>
          </table:table-cell>
          <table:table-cell table:style-name="GWTWidgets.A3.1.1.1.1" office:value-type="string">
            <text:p text:style-name="Table_20_Contents">TreeItem_EditPart</text:p>
            <text:p text:style-name="Table_20_Contents"/>
            <text:p text:style-name="Table_20_Contents">Just to perform flipState() on double click.</text:p>
          </table:table-cell>
          <table:table-cell table:style-name="GWTWidgets.A3.1.1.1.1" office:value-type="string">
            <text:p text:style-name="Table_20_Contents">No LEP</text:p>
          </table:table-cell>
          <table:table-cell table:style-name="GWTWidgets.A3.1.1.1.1" office:value-type="string">
            <text:p text:style-name="Table_20_Contents">TreeItem_EditPart</text:p>
            <text:p text:style-name="Table_20_Contents"/>
            <text:p text:style-name="Table_20_Contents">Just to install LEP.</text:p>
          </table:table-cell>
          <table:table-cell table:style-name="GWTWidgets.A2" office:value-type="string">
            <text:p text:style-name="Table_20_Contents">TreeItem_LEP</text:p>
            <text:p text:style-name="Table_20_Contents"/>
            <text:p text:style-name="Table_20_Contents">Copy of standard flow LEP that accepts TreeItem's.</text:p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Standard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Standard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2" table:number-columns-spanned="6" office:value-type="string">
            <text:p text:style-name="P1">Contain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>Panel</text:p>
          </table:table-cell>
          <table:table-cell table:style-name="GWTWidgets.A3.1.1.1.1" office:value-type="string">
            <text:p text:style-name="Table_20_Contents">Panel_Info</text:p>
            <text:p text:style-name="Table_20_Contents"/>
            <text:p text:style-name="Table_20_Contents">1. exposed children;</text:p>
            <text:p text:style-name="Table_20_Contents">2. shouldDrawDotsBorder();</text:p>
            <text:p text:style-name="Table_20_Contents">3. adding Label with message when no children.</text:p>
          </table:table-cell>
          <table:table-cell table:style-name="GWTWidgets.A3.1.1.1.1" office:value-type="string">
            <text:p text:style-name="Table_20_Contents">Panel_EditPart</text:p>
            <text:p text:style-name="Table_20_Contents"/>
            <text:p text:style-name="Table_20_Contents">1. draw dots border if shouldDrawDotsBorder() returns «true».</text:p>
          </table:table-cell>
          <table:table-cell table:style-name="GWTWidgets.A3.1.1.1.1" office:value-type="string">
            <text:p text:style-name="Table_20_Contents">No special LEP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No special LEP</text:p>
          </table:table-cell>
        </table:table-row>
        <table:table-row>
          <table:table-cell table:style-name="GWTWidgets.A3.1.1.1.1" office:value-type="string">
            <text:p text:style-name="Table_20_Contents">ComplexPanel</text:p>
          </table:table-cell>
          <table:table-cell table:style-name="GWTWidgets.A3.1.1.1.1" office:value-type="string">
            <text:p text:style-name="Table_20_Contents">ComplexPanel_Info</text:p>
            <text:p text:style-name="Table_20_Contents"/>
            <text:p text:style-name="Table_20_Contents">1. getChildrenWidgets();</text:p>
            <text:p text:style-name="Table_20_Contents">2. Standard CREATE/MOVE methods with association from «complexPanel» parameter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3.1.1.1.1" office:value-type="string">
            <text:p text:style-name="Table_20_Contents">No special LEP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No special LEP</text:p>
          </table:table-cell>
        </table:table-row>
        <table:table-row>
          <table:table-cell table:style-name="GWTWidgets.A3.1.1.1.1" office:value-type="string">
            <text:p text:style-name="Table_20_Contents">AbsolutePanel</text:p>
          </table:table-cell>
          <table:table-cell table:style-name="GWTWidgets.A3.1.1.1.1" office:value-type="string">
            <text:p text:style-name="Table_20_Contents">AbsolutePanel_Info</text:p>
            <text:p text:style-name="Table_20_Contents"/>
            <text:p text:style-name="Table_20_Contents">1. install alignment support;</text:p>
            <text:p text:style-name="Table_20_Contents">2. no CREATE/MOVE commands, implementation from ComplexPanel_Info is used.</text:p>
            <text:p text:style-name="Table_20_Contents">3. command_BOUNDS();</text:p>
          </table:table-cell>
          <table:table-cell table:style-name="GWTWidgets.A3.1.1.1.1" office:value-type="string">
            <text:p text:style-name="Table_20_Contents">AbsolutePanel_EditPart</text:p>
            <text:p text:style-name="Table_20_Contents"/>
            <text:p text:style-name="Table_20_Contents">1. Just to install special LEP.</text:p>
          </table:table-cell>
          <table:table-cell table:style-name="GWTWidgets.A3.1.1.1.1" office:value-type="string">
            <text:p text:style-name="Table_20_Contents">AbsolutePanel_LEP</text:p>
            <text:p text:style-name="Table_20_Contents"/>
            <text:p text:style-name="Table_20_Contents">Advanced LEP for absolute based layouts from Mitin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FlowContainer_LEP</text:p>
            <text:p text:style-name="Table_20_Contents"/>
            <text:p text:style-name="Table_20_Contents">Use «flowContainer.tree» flag.</text:p>
          </table:table-cell>
        </table:table-row>
        <table:table-row>
          <table:table-cell table:number-columns-spanned="2">
            <table:table table:is-sub-table="true">
              <table:table-column table:style-name="GWTWidgets.A13.1"/>
              <table:table-column table:style-name="GWTWidgets.A13.2"/>
              <table:table-row>
                <table:table-cell table:style-name="GWTWidgets.A3.1.1.1.1" office:value-type="string">
                  <text:p text:style-name="Table_20_Contents">FlowPanel</text:p>
                </table:table-cell>
                <table:table-cell table:style-name="GWTWidgets.A3.1.1.1.1" office:value-type="string">
                  <text:p text:style-name="Table_20_Contents">Complex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HorizontalPanel</text:p>
                </table:table-cell>
                <table:table-cell table:style-name="GWTWidgets.A3.1.1.1.1" office:value-type="string">
                  <text:p text:style-name="Table_20_Contents">Complex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VerticalPanel</text:p>
                </table:table-cell>
                <table:table-cell table:style-name="GWTWidgets.A3.1.1.1.1" office:value-type="string">
                  <text:p text:style-name="Table_20_Contents">Complex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DeckPanel</text:p>
                </table:table-cell>
                <table:table-cell table:style-name="GWTWidgets.A3.1.1.1.1" office:value-type="string">
                  <text:p text:style-name="Table_20_Contents">DeckPanel_Info</text:p>
                </table:table-cell>
              </table:table-row>
            </table:table>
          </table:table-cell>
          <table:covered-table-cell/>
          <table:table-cell table:style-name="GWTWidgets.A3.1.1.1.1" office:value-type="string">
            <text:p text:style-name="Table_20_Contents">Panel_EditPart</text:p>
          </table:table-cell>
          <table:table-cell table:style-name="GWTWidgets.A3.1.1.1.1" office:value-type="string">
            <text:p text:style-name="Table_20_Contents">FlowContainer_LEP</text:p>
            <text:p text:style-name="Table_20_Contents"/>
            <text:p text:style-name="Table_20_Contents">GWT_EditPartConfigurator installs this policy when component has «flowContainer» flag.</text:p>
          </table:table-cell>
          <table:table-cell table:style-name="GWTWidgets.A3.1.1.1.1" office:value-type="string">
            <text:p text:style-name="Table_20_Contents">Panel_EditPart<text:bookmark-start text:name="DDE_LINK"/><text:bookmark-end text:name="DDE_LINK"/></text:p>
          </table:table-cell>
          <table:table-cell table:style-name="GWTWidgets.A2" office:value-type="string">
            <text:p text:style-name="Table_20_Contents">FlowContainer_LEP</text:p>
            <text:p text:style-name="Table_20_Contents"/>
            <text:p text:style-name="Table_20_Contents">Use «flowContainer» flag.</text:p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>HTMLPanel</text:p>
          </table:table-cell>
          <table:table-cell table:style-name="GWTWidgets.A3.1.1.1.1" office:value-type="string">
            <text:p text:style-name="Table_20_Contents">HTMLPanel_Info</text:p>
            <text:p text:style-name="Table_20_Contents"/>
            <text:p text:style-name="Table_20_Contents">0. No functionality, just constructor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3.1.1.1.1" office:value-type="string">
            <text:p text:style-name="Table_20_Contents">No LEP</text:p>
          </table:table-cell>
          <table:table-cell table:style-name="GWTWidgets.A3.1.1.1.1" office:value-type="string">
            <text:p text:style-name="Table_20_Contents">Panel_EditPart<text:bookmark-start text:name="DDE_LINK1"/><text:bookmark-end text:name="DDE_LINK1"/></text:p>
          </table:table-cell>
          <table:table-cell table:style-name="GWTWidgets.A2" office:value-type="string">
            <text:p text:style-name="Table_20_Contents">No LEP</text:p>
          </table:table-cell>
        </table:table-row>
        <table:table-row>
          <table:table-cell table:style-name="GWTWidgets.A3.1.1.1.1" office:value-type="string">
            <text:p text:style-name="Table_20_Contents">DockPanel</text:p>
          </table:table-cell>
          <table:table-cell table:style-name="GWTWidgets.A3.1.1.1.1" office:value-type="string">
            <text:p text:style-name="Table_20_Contents">DockPanel_Info</text:p>
            <text:p text:style-name="Table_20_Contents"/>
            <text:p text:style-name="Table_20_Contents">As CellPanel_Info contributes complex «Cell» property with width/height and h/v alignment sub-properties.</text:p>
            <text:p text:style-name="Table_20_Contents"/>
            <text:p text:style-name="Table_20_Contents">1. decorate child text in tree with dock direction;</text:p>
            <text:p text:style-name="Table_20_Contents">2. special addLabelForEmptyPanel();</text:p>
            <text:p text:style-name="Table_20_Contents">3. inherits CREATE/MOVE commands from ComplexPanel_Info;</text:p>
            <text:p text:style-name="Table_20_Contents">4. setDirection();</text:p>
          </table:table-cell>
          <table:table-cell table:style-name="GWTWidgets.A3.1.1.1.1" office:value-type="string">
            <text:p text:style-name="Table_20_Contents">DockPanel_EditPart</text:p>
            <text:p text:style-name="Table_20_Contents"/>
            <text:p text:style-name="Table_20_Contents">1. Just to install special LEP.</text:p>
          </table:table-cell>
          <table:table-cell table:style-name="GWTWidgets.A3.1.1.1.1" office:value-type="string">
            <text:p text:style-name="Table_20_Contents">DockPanel_LEP</text:p>
            <text:p text:style-name="Table_20_Contents"/>
            <text:p text:style-name="Table_20_Contents">Performs standard CREATE/MOVE and then setDirection()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FlowContainer_LEP</text:p>
            <text:p text:style-name="Table_20_Contents"/>
            <text:p text:style-name="Table_20_Contents">Use «flowContainer.tree» flag.</text:p>
          </table:table-cell>
        </table:table-row>
        <table:table-row>
          <table:table-cell table:style-name="GWTWidgets.A3.1.1.1.1" office:value-type="string">
            <text:p text:style-name="Table_20_Contents">StackPanel</text:p>
          </table:table-cell>
          <table:table-cell table:style-name="GWTWidgets.A3.1.1.1.1" office:value-type="string">
            <text:p text:style-name="Table_20_Contents">StackPanel_Info</text:p>
            <text:p text:style-name="Table_20_Contents"/>
            <text:p text:style-name="Table_20_Contents">1. Uses showStack(int) to show requested widget on design canvas, field m_visibleWidgetIndex.</text:p>
            <text:p text:style-name="Table_20_Contents">2. Updates m_visibleWidgetIndex when widget is remove, move, selecting;</text:p>
            <text:p text:style-name="Table_20_Contents">3. WidgetHandle for stack headers;</text:p>
            <text:p text:style-name="Table_20_Contents">4. Show widget after CREATE/MOVE.</text:p>
          </table:table-cell>
          <table:table-cell table:style-name="GWTWidgets.A3.1.1.1.1" office:value-type="string">
            <text:p text:style-name="Table_20_Contents">StackPanel_EditPart</text:p>
            <text:p text:style-name="Table_20_Contents"/>
            <text:p text:style-name="Table_20_Contents">1. install LEP to CREATE/MOVE widgets;</text:p>
            <text:p text:style-name="Table_20_Contents">2. install LEP to MOVE headers;</text:p>
            <text:p text:style-name="Table_20_Contents">3. show widgets and headers as children EditPart's.</text:p>
          </table:table-cell>
          <table:table-cell table:style-name="GWTWidgets.A3.1.1.1.1" office:value-type="string">
            <text:p text:style-name="Table_20_Contents">StackPanel_Widget_LEP</text:p>
            <text:p text:style-name="Table_20_Contents">Standard flow LEP, uses headers as reference.</text:p>
            <text:p text:style-name="Table_20_Contents"/>
            <text:p text:style-name="Table_20_Contents">StackPanel_Handle_LEP</text:p>
            <text:p text:style-name="Table_20_Contents">Only MOVE command, uses headers as reference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FlowContainer_LEP</text:p>
            <text:p text:style-name="Table_20_Contents"/>
            <text:p text:style-name="Table_20_Contents">Use «flowContainer.tree» flag.</text:p>
          </table:table-cell>
        </table:table-row>
        <table:table-row>
          <table:table-cell table:style-name="GWTWidgets.A3.1.1.1.1" office:value-type="string">
            <text:p text:style-name="Table_20_Contents">TabPanel</text:p>
          </table:table-cell>
          <table:table-cell table:style-name="GWTWidgets.A3.1.1.1.1" office:value-type="string">
            <text:p text:style-name="Table_20_Contents">TabPanel_Info</text:p>
            <text:p text:style-name="Table_20_Contents"/>
            <text:p text:style-name="Table_20_Contents">1. Uses selectTab(int) to show requested widget on design canvas, field m_visibleWidgetIndex.</text:p>
            <text:p text:style-name="Table_20_Contents">2. Updates m_visibleWidgetIndex when widget is remove, move, selecting;</text:p>
            <text:p text:style-name="Table_20_Contents">3. WidgetHandle for stack headers;</text:p>
            <text:p text:style-name="Table_20_Contents">4. Show widget after CREATE/MOVE.</text:p>
          </table:table-cell>
          <table:table-cell table:style-name="GWTWidgets.A3.1.1.1.1" office:value-type="string">
            <text:p text:style-name="Table_20_Contents">TabPanel_EditPart</text:p>
            <text:p text:style-name="Table_20_Contents"/>
            <text:p text:style-name="Table_20_Contents">1. install LEP to CREATE/MOVE widgets;</text:p>
            <text:p text:style-name="Table_20_Contents">2. install LEP to MOVE headers;</text:p>
            <text:p text:style-name="Table_20_Contents">3. show widgets and headers as children EditPart's.</text:p>
          </table:table-cell>
          <table:table-cell table:style-name="GWTWidgets.A3.1.1.1.1" office:value-type="string">
            <text:p text:style-name="Table_20_Contents">TabPanel_Widget_LEP</text:p>
            <text:p text:style-name="Table_20_Contents">Standard flow LEP, uses headers as reference.</text:p>
            <text:p text:style-name="Table_20_Contents"/>
            <text:p text:style-name="Table_20_Contents">TabPanel_Handle_LEP</text:p>
            <text:p text:style-name="Table_20_Contents">Only MOVE command, uses headers as reference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FlowContainer_LEP</text:p>
            <text:p text:style-name="Table_20_Contents"/>
            <text:p text:style-name="Table_20_Contents">Use «flowContainer.tree» flag.</text:p>
          </table:table-cell>
        </table:table-row>
        <table:table-row>
          <table:table-cell table:number-columns-spanned="2">
            <table:table table:is-sub-table="true">
              <table:table-column table:style-name="GWTWidgets.A13.1"/>
              <table:table-column table:style-name="GWTWidgets.A13.2"/>
              <table:table-row>
                <table:table-cell table:style-name="GWTWidgets.A3.1.1.1.1" office:value-type="string">
                  <text:p text:style-name="Table_20_Contents">Grid</text:p>
                </table:table-cell>
                <table:table-cell table:style-name="GWTWidgets.A3.1.1.1.1" office:value-type="string">
                  <text:p text:style-name="Table_20_Contents">Grid_Info</text:p>
                  <text:p text:style-name="Table_20_Contents"/>
                  <text:p text:style-name="Table_20_Contents">Very complex model.</text:p>
                </table:table-cell>
              </table:table-row>
              <table:table-row>
                <table:table-cell table:style-name="GWTWidgets.A3.1.1.1.1" office:value-type="string">
                  <text:p text:style-name="Table_20_Contents">FlexTable</text:p>
                </table:table-cell>
                <table:table-cell table:style-name="GWTWidgets.A3.1.1.1.1" office:value-type="string">
                  <text:p text:style-name="Table_20_Contents">FlexTable_Info</text:p>
                  <text:p text:style-name="Table_20_Contents"/>
                  <text:p text:style-name="Table_20_Contents">Even more complex model.</text:p>
                </table:table-cell>
              </table:table-row>
            </table:table>
          </table:table-cell>
          <table:covered-table-cell/>
          <table:table-cell table:style-name="GWTWidgets.A3.1.1.1.1" office:value-type="string">
            <text:p text:style-name="Table_20_Contents">HTMLTable_EditPart</text:p>
            <text:p text:style-name="Table_20_Contents"/>
            <text:p text:style-name="Table_20_Contents">1. Just to install special LEP.</text:p>
          </table:table-cell>
          <table:table-cell table:style-name="GWTWidgets.A3.1.1.1.1" office:value-type="string">
            <text:p text:style-name="Table_20_Contents">Flex_LayoutEditPolicy</text:p>
            <text:p text:style-name="Table_20_Contents"/>
            <text:p text:style-name="Table_20_Contents">Complex grid based LEP.</text:p>
          </table:table-cell>
          <table:table-cell table:style-name="GWTWidgets.A3.1.1.1.1" office:value-type="string">
            <text:p text:style-name="Table_20_Contents">Panel_EditPart</text:p>
          </table:table-cell>
          <table:table-cell table:style-name="GWTWidgets.A2" office:value-type="string">
            <text:p text:style-name="Table_20_Contents">No LEP</text:p>
          </table:table-cell>
        </table:table-row>
        <table:table-row>
          <table:table-cell table:number-columns-spanned="2">
            <table:table table:is-sub-table="true">
              <table:table-column table:style-name="GWTWidgets.A13.1"/>
              <table:table-column table:style-name="GWTWidgets.A13.2"/>
              <table:table-row>
                <table:table-cell table:style-name="GWTWidgets.A3.1.1.1.1" office:value-type="string">
                  <text:p text:style-name="Table_20_Contents">SimplePanel</text:p>
                </table:table-cell>
                <table:table-cell table:style-name="GWTWidgets.A3.1.1.1.1" office:value-type="string">
                  <text:p text:style-name="Table_20_Contents">Simple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DecoratorPanel</text:p>
                </table:table-cell>
                <table:table-cell table:style-name="GWTWidgets.A3.1.1.1.1" office:value-type="string">
                  <text:p text:style-name="Table_20_Contents">Simple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FocusPanel</text:p>
                </table:table-cell>
                <table:table-cell table:style-name="GWTWidgets.A3.1.1.1.1" office:value-type="string">
                  <text:p text:style-name="Table_20_Contents">Simple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FormPanel</text:p>
                </table:table-cell>
                <table:table-cell table:style-name="GWTWidgets.A3.1.1.1.1" office:value-type="string">
                  <text:p text:style-name="Table_20_Contents">Simple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ScrollPanel</text:p>
                </table:table-cell>
                <table:table-cell table:style-name="GWTWidgets.A3.1.1.1.1" office:value-type="string">
                  <text:p text:style-name="Table_20_Contents">SimplePanel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CaptionPanel</text:p>
                </table:table-cell>
                <table:table-cell table:style-name="GWTWidgets.A3.1.1.1.1" office:value-type="string">
                  <text:p text:style-name="Table_20_Contents">Widget_Info</text:p>
                </table:table-cell>
              </table:table-row>
              <table:table-row>
                <table:table-cell table:style-name="GWTWidgets.A3.1.1.1.1" office:value-type="string">
                  <text:p text:style-name="Table_20_Contents">DisclosurePanel</text:p>
                </table:table-cell>
                <table:table-cell table:style-name="GWTWidgets.A3.1.1.1.1" office:value-type="string">
                  <text:p text:style-name="Table_20_Contents">Widget_Info</text:p>
                </table:table-cell>
              </table:table-row>
            </table:table>
          </table:table-cell>
          <table:covered-table-cell/>
          <table:table-cell table:style-name="GWTWidgets.A3.1.1.1.1" office:value-type="string">
            <text:p text:style-name="Table_20_Contents">Panel_EditPart or UIObject_EditPart</text:p>
          </table:table-cell>
          <table:table-cell table:style-name="GWTWidgets.A3.1.1.1.1" office:value-type="string">
            <text:p text:style-name="Table_20_Contents">SimpleContainer_LEP</text:p>
            <text:p text:style-name="Table_20_Contents"/>
            <text:p text:style-name="Table_20_Contents">GWT_EditPartConfigurator installs this policy when component has «simpleContainer» flag.</text:p>
            <text:p text:style-name="Table_20_Contents"/>
            <text:p text:style-name="Table_20_Contents">Use SimpleContainer_Support as model.</text:p>
          </table:table-cell>
          <table:table-cell table:style-name="GWTWidgets.A3.1.1.1.1" office:value-type="string">
            <text:p text:style-name="Table_20_Contents">UIObject_EditPart</text:p>
          </table:table-cell>
          <table:table-cell table:style-name="GWTWidgets.A2" office:value-type="string">
            <text:p text:style-name="Table_20_Contents">SimpleContainer_LEP</text:p>
            <text:p text:style-name="Table_20_Contents"/>
            <text:p text:style-name="Table_20_Contents">GWT_EditPartConfigurator installs this policy when component has «simpleContainer» flag.</text:p>
            <text:p text:style-name="Table_20_Contents"/>
            <text:p text:style-name="Table_20_Contents">Use SimpleContainer_Support as model.</text:p>
          </table:table-cell>
        </table:table-row>
        <table:table-row>
          <table:table-cell table:style-name="GWTWidgets.A3.1.1.1.1" office:value-type="string">
            <text:p text:style-name="Table_20_Contents">RootPanel</text:p>
          </table:table-cell>
          <table:table-cell table:style-name="GWTWidgets.A3.1.1.1.1" office:value-type="string">
            <text:p text:style-name="Table_20_Contents">RootPanel_Info</text:p>
            <text:p text:style-name="Table_20_Contents"/>
            <text:p text:style-name="Table_20_Contents">1. Specifies that it can be root;</text:p>
            <text:p text:style-name="Table_20_Contents">2. Has GWT_TopBoundsSupport().</text:p>
          </table:table-cell>
          <table:table-cell table:style-name="GWTWidgets.A2" table:number-columns-spanned="4" office:value-type="string">
            <text:p text:style-name="Table_20_Contents">Same as for AbsolutePanel.</text:p>
          </table:table-cell>
          <table:covered-table-cell/>
          <table:covered-table-cell/>
          <table:covered-table-cell/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  <table:table-row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3.1.1.1.1" office:value-type="string">
            <text:p text:style-name="Table_20_Contents"/>
          </table:table-cell>
          <table:table-cell table:style-name="GWTWidgets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tab/>Write copy of EditPart end LEP for each specific component:</text:p>
      <text:p text:style-name="Standard"><text:tab/><text:tab/>Plus:</text:p>
      <text:list text:style-name="L1">
        <text:list-item>
          <text:p text:style-name="P2">easy to do — just copy some existing EditPart and LayoutEditPolicy (two copies — for canvas and for tree), fix accepted/reference types and name of command methods;</text:p>
        </text:list-item>
        <text:list-item>
          <text:p text:style-name="P2">easy to extend — just add some specific condition;</text:p>
        </text:list-item>
      </text:list>
      <text:p text:style-name="Standard"><text:tab/><text:tab/>Minus:</text:p>
      <text:list text:style-name="L2">
        <text:list-item>
          <text:p text:style-name="P4">code duplication, so a lot places to change if some problem was made once and duplicated;</text:p>
        </text:list-item>
        <text:list-item>
          <text:p text:style-name="P4">can not be used by users for their container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nsolas" svg:font-family="Consolas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8-09-30T19:10:48</meta:creation-date>
    <dc:date>2008-10-04T23:42:44</dc:date>
    <dc:language>ru-RU</dc:language>
    <meta:editing-cycles>122</meta:editing-cycles>
    <meta:editing-duration>P3DT14H22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2" meta:word-count="739" meta:character-count="5061"/>
  </office:meta>
</office:document-meta>
</file>